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fo:text-align="start" style:justify-single-word="false"/>
      <style:text-properties officeooo:rsid="0013b236" officeooo:paragraph-rsid="0013b236"/>
    </style:style>
    <style:style style:name="P2" style:family="paragraph" style:parent-style-name="Standard">
      <style:paragraph-properties fo:line-height="115%" fo:text-align="start" style:justify-single-word="false"/>
      <style:text-properties fo:font-weight="bold" officeooo:rsid="001b2e3d" officeooo:paragraph-rsid="001b2e3d" style:font-weight-asian="bold" style:font-weight-complex="bold"/>
    </style:style>
    <style:style style:name="P3" style:family="paragraph" style:parent-style-name="Standard">
      <style:paragraph-properties fo:line-height="115%" fo:text-align="center" style:justify-single-word="false"/>
      <style:text-properties fo:font-weight="bold" officeooo:rsid="001b2e3d" officeooo:paragraph-rsid="001b2e3d" style:font-weight-asian="bold" style:font-weight-complex="bold"/>
    </style:style>
    <style:style style:name="P4" style:family="paragraph" style:parent-style-name="Standard">
      <style:paragraph-properties fo:line-height="115%" fo:text-align="start" style:justify-single-word="false"/>
      <style:text-properties fo:font-weight="bold" officeooo:rsid="001cb8f7" officeooo:paragraph-rsid="001cb8f7" style:font-weight-asian="bold" style:font-weight-complex="bold"/>
    </style:style>
    <style:style style:name="P5" style:family="paragraph" style:parent-style-name="Standard">
      <style:paragraph-properties fo:line-height="115%" fo:text-align="start" style:justify-single-word="false"/>
      <style:text-properties fo:font-weight="bold" officeooo:rsid="001a24ab" officeooo:paragraph-rsid="001a24ab" style:font-weight-asian="bold" style:font-weight-complex="bold"/>
    </style:style>
    <style:style style:name="P6" style:family="paragraph" style:parent-style-name="Standard">
      <style:paragraph-properties fo:line-height="115%" fo:text-align="center" style:justify-single-word="false"/>
      <style:text-properties officeooo:rsid="00140b9b" officeooo:paragraph-rsid="00140b9b"/>
    </style:style>
    <style:style style:name="P7" style:family="paragraph" style:parent-style-name="Standard">
      <style:paragraph-properties fo:line-height="115%" fo:text-align="start" style:justify-single-word="false"/>
      <style:text-properties officeooo:rsid="001a24ab" officeooo:paragraph-rsid="001a24ab"/>
    </style:style>
    <style:style style:name="P8" style:family="paragraph" style:parent-style-name="Standard">
      <style:paragraph-properties fo:line-height="115%" fo:text-align="start" style:justify-single-word="false"/>
      <style:text-properties fo:font-weight="normal" officeooo:rsid="001a24ab" officeooo:paragraph-rsid="001a24ab" style:font-weight-asian="normal" style:font-weight-complex="normal"/>
    </style:style>
    <style:style style:name="P9" style:family="paragraph" style:parent-style-name="Standard">
      <style:paragraph-properties fo:line-height="115%" fo:text-align="start" style:justify-single-word="false"/>
      <style:text-properties fo:font-weight="normal" officeooo:rsid="001b2e3d" officeooo:paragraph-rsid="001b2e3d" style:font-weight-asian="normal" style:font-weight-complex="normal"/>
    </style:style>
    <style:style style:name="P10" style:family="paragraph" style:parent-style-name="Standard">
      <style:paragraph-properties fo:line-height="115%" fo:text-align="start" style:justify-single-word="false"/>
      <style:text-properties fo:font-weight="normal" officeooo:rsid="001cb8f7" officeooo:paragraph-rsid="001cb8f7" style:font-weight-asian="normal" style:font-weight-complex="normal"/>
    </style:style>
    <style:style style:name="P11" style:family="paragraph" style:parent-style-name="Standard">
      <style:paragraph-properties fo:line-height="115%" fo:text-align="center" style:justify-single-word="false"/>
      <style:text-properties fo:font-size="14pt" fo:font-weight="bold" officeooo:rsid="001a24ab" officeooo:paragraph-rsid="001a24ab" style:font-size-asian="14pt" style:font-weight-asian="bold" style:font-size-complex="14pt" style:font-weight-complex="bold"/>
    </style:style>
    <style:style style:name="P12" style:family="paragraph" style:parent-style-name="Standard" style:list-style-name="L1">
      <style:paragraph-properties fo:line-height="115%" fo:text-align="start" style:justify-single-word="false"/>
      <style:text-properties officeooo:rsid="0013b236" officeooo:paragraph-rsid="001a24ab"/>
    </style:style>
    <style:style style:name="P13" style:family="paragraph" style:parent-style-name="Standard" style:list-style-name="L1">
      <style:paragraph-properties fo:line-height="115%" fo:text-align="start" style:justify-single-word="false"/>
      <style:text-properties officeooo:rsid="001a24ab" officeooo:paragraph-rsid="001a24ab"/>
    </style:style>
    <style:style style:name="P14" style:family="paragraph" style:parent-style-name="Standard">
      <style:paragraph-properties fo:line-height="115%" fo:text-align="start" style:justify-single-word="false"/>
      <style:text-properties officeooo:rsid="001a24ab" officeooo:paragraph-rsid="001cfe07"/>
    </style:style>
    <style:style style:name="P15" style:family="paragraph" style:parent-style-name="Standard" style:list-style-name="L1">
      <style:paragraph-properties fo:line-height="115%" fo:text-align="start" style:justify-single-word="false"/>
      <style:text-properties officeooo:rsid="00140b9b" officeooo:paragraph-rsid="001a24ab"/>
    </style:style>
    <style:style style:name="P16" style:family="paragraph" style:parent-style-name="Standard" style:list-style-name="L1">
      <style:paragraph-properties fo:line-height="115%" fo:text-align="start" style:justify-single-word="false"/>
      <style:text-properties fo:font-weight="normal" officeooo:rsid="001a24ab" officeooo:paragraph-rsid="001a24ab" style:font-weight-asian="normal" style:font-weight-complex="normal"/>
    </style:style>
    <style:style style:name="P17" style:family="paragraph" style:parent-style-name="Standard" style:list-style-name="L3">
      <style:paragraph-properties fo:line-height="115%" fo:text-align="start" style:justify-single-word="false"/>
      <style:text-properties fo:font-weight="normal" officeooo:rsid="001b2e3d" officeooo:paragraph-rsid="001b2e3d" style:font-weight-asian="normal" style:font-weight-complex="normal"/>
    </style:style>
    <style:style style:name="P18" style:family="paragraph" style:parent-style-name="Standard" style:list-style-name="L2">
      <style:paragraph-properties fo:line-height="115%" fo:text-align="start" style:justify-single-word="false"/>
      <style:text-properties officeooo:rsid="001cb8f7" officeooo:paragraph-rsid="001cb8f7"/>
    </style:style>
    <style:style style:name="P19" style:family="paragraph" style:parent-style-name="Standard">
      <style:paragraph-properties fo:line-height="115%" fo:text-align="start" style:justify-single-word="false"/>
      <style:text-properties fo:font-weight="bold" officeooo:rsid="001b2e3d" officeooo:paragraph-rsid="001b2e3d" style:font-weight-asian="bold" style:font-weight-complex="bold"/>
    </style:style>
    <style:style style:name="T1" style:family="text">
      <style:text-properties officeooo:rsid="00140b9b"/>
    </style:style>
    <style:style style:name="T2" style:family="text">
      <style:text-properties fo:font-weight="bold" style:font-weight-asian="bold" style:font-weight-complex="bold"/>
    </style:style>
    <style:style style:name="T3" style:family="text">
      <style:text-properties fo:font-weight="bold" officeooo:rsid="00140b9b" style:font-weight-asian="bold" style:font-weight-complex="bold"/>
    </style:style>
    <style:style style:name="T4" style:family="text">
      <style:text-properties fo:font-style="italic" style:font-style-asian="italic" style:font-style-complex="italic"/>
    </style:style>
    <style:style style:name="T5" style:family="text">
      <style:text-properties officeooo:rsid="001a24ab"/>
    </style:style>
    <style:style style:name="T6" style:family="text">
      <style:text-properties fo:font-weight="normal" officeooo:rsid="001a24ab" style:font-weight-asian="normal" style:font-weight-complex="normal"/>
    </style:style>
    <style:style style:name="T7" style:family="text">
      <style:text-properties officeooo:rsid="001b2e3d"/>
    </style:style>
    <style:style style:name="T8" style:family="text">
      <style:text-properties officeooo:rsid="001cfe0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st 1</text:p>
      <text:p text:style-name="P1"/>
      <text:p text:style-name="P1">Congra<text:span text:style-name="T1">t</text:span>s you have made it till the end of the <text:span text:style-name="T5">module 1</text:span>. <text:s/><text:span text:style-name="T5">One small step for you, but potentially a big step for your future in the IT industry.</text:span></text:p>
      <text:p text:style-name="P1"/>
      <text:list xml:id="list3561483957503143070" text:style-name="L1">
        <text:list-item>
          <text:p text:style-name="P12">For <text:span text:style-name="T5">this</text:span> assignment <text:span text:style-name="T1">you will have </text:span><text:span text:style-name="T3">13 tasks </text:span><text:span text:style-name="T6">single one of your</text:span><text:span text:style-name="T1">.</text:span></text:p>
        </text:list-item>
        <text:list-item>
          <text:p text:style-name="P13">The tasks are spread among variants automatically generated for each one of you, meaning that each variant is unique. </text:p>
        </text:list-item>
        <text:list-item>
          <text:p text:style-name="P12"><text:span text:style-name="T1">Time allocated for test completion </text:span><text:span text:style-name="T3">24h</text:span><text:span text:style-name="T1">. </text:span></text:p>
        </text:list-item>
        <text:list-item>
          <text:p text:style-name="P15">You can use the Internet or any other source that you prefer.</text:p>
        </text:list-item>
        <text:list-item>
          <text:p text:style-name="P13">The test mark is the float numbers from scale <text:span text:style-name="T2">0 to 10.0 </text:span></text:p>
        </text:list-item>
        <text:list-item>
          <text:p text:style-name="P16">At <text:span text:style-name="T8">the </text:span>completion of the test <text:span text:style-name="T8">and its sumission</text:span> you will receive result in the form of pass/failed resolution.</text:p>
        </text:list-item>
        <text:list-item>
          <text:p text:style-name="P16"><text:span text:style-name="T2">To pass</text:span> the test your final mark for all summed up task points must be equal or higher than 5.0 <text:span text:style-name="T8">threshold </text:span>, otherwise <text:span text:style-name="T2">it is failed.</text:span></text:p>
        </text:list-item>
      </text:list>
      <text:p text:style-name="P8"/>
      <text:p text:style-name="P1"/>
      <text:p text:style-name="P7">The tasks are divided among <text:span text:style-name="T2">3 level of complexity</text:span> (A,B,C) where A is the easiest and C is the hardest. Each task has an <text:span text:style-name="T2">ID</text:span> where the level of complexity and index is indicated – the ID is not to be changed at all times. Each task has the field “Points” - this field is used for <text:span text:style-name="T7">computing</text:span> your final mark. If the question/ problem is resolved correctly – then the points are counted into your final mark, otherwise they are not.</text:p>
      <text:p text:style-name="P7"/>
      <text:p text:style-name="P5">Description of levels:</text:p>
      <text:p text:style-name="P7"/>
      <text:p text:style-name="P14"><text:span text:style-name="T4">Level A</text:span>: There two types of questions - <text:span text:style-name="T2">opened questions</text:span> where you need to write the answer in the “Answer” field and <text:span text:style-name="T2">multiple choice questions</text:span> – you need to select one and not more than one option out of the given ones <text:span text:style-name="T8">from</text:span> the field “Possible options” <text:span text:style-name="T8">and, of course,</text:span> write the answer in the “Answer” field.</text:p>
      <text:p text:style-name="P7"/>
      <text:p text:style-name="P7"><text:span text:style-name="T4">Level B and C</text:span>: There are only tasks of problem type. You need to resolve them exactly as required in the description of the task. If you will deviate from the requirements of the problem (do not name the function/method as demanded, place the function/class in other module then demanded, etc) your answer will not be counted.</text:p>
      <text:p text:style-name="P7"/>
      <text:p text:style-name="P4">Where to find your exercises:</text:p>
      <text:list xml:id="list2029236828056109342" text:style-name="L2">
        <text:list-item>
          <text:p text:style-name="P18">Each one of you must find their work folder that has format {NameSurename}. Inside this folder you will find the content of your test. </text:p>
        </text:list-item>
        <text:list-item>
          <text:p text:style-name="P18">Open the txt file “questions_list” - there you will find the respective 13 tasks that you need to resolve and submit for evaluation.</text:p>
        </text:list-item>
        <text:list-item>
          <text:p text:style-name="P18">The first 10 tasks are of level A, the next 2 of level B and the last one is of level C.</text:p>
        </text:list-item>
      </text:list>
      <text:p text:style-name="P7"/>
      <text:p text:style-name="P2"/>
      <text:p text:style-name="P2"/>
      <text:p text:style-name="P2"/>
      <text:p text:style-name="P2"><text:soft-page-break/>In order co commit your work so that I can evaluate it, you need to:</text:p>
      <text:p text:style-name="P3"/>
      <text:list xml:id="list2640831143668618652" text:style-name="L3">
        <text:list-item>
          <text:p text:style-name="P17">Create your own branch named by your full name (ex “StefanFlorescu”) → git checkout -b StefanFlorescu</text:p>
        </text:list-item>
        <text:list-item>
          <text:p text:style-name="P17">Find your test folder. It should have format {NameSurename} – there are all the needed materials for you to use in your task completion. <text:s/>All your further work must be done only inside this folder. Editing files/folders outside it is prohibited.</text:p>
        </text:list-item>
        <text:list-item>
          <text:p text:style-name="P17">When you are done, git add all of your changes → git add <text:span text:style-name="T8">Test1/</text:span>{NameSurename}/*<text:line-break/>Then git commit your changes → git commit -m ‘test 1’</text:p>
        </text:list-item>
        <text:list-item>
          <text:p text:style-name="P17">Push your branch to the repository → git push </text:p>
        </text:list-item>
      </text:list>
      <text:p text:style-name="P9"/>
      <text:p text:style-name="P10">If all of the above instruction have been met, then you have all the chances to pass this test.</text:p>
      <text:p text:style-name="P10">I wish you outstanding results !</text:p>
      <text:p text:style-name="P9"/>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9T10:47:15.455915157</meta:creation-date>
    <dc:date>2020-07-23T23:57:25.652725093</dc:date>
    <meta:editing-duration>PT3H9M32S</meta:editing-duration>
    <meta:editing-cycles>6</meta:editing-cycles>
    <meta:generator>LibreOffice/5.1.6.2$Linux_X86_64 LibreOffice_project/10m0$Build-2</meta:generator>
    <meta:print-date>2020-02-29T13:07:46.572942520</meta:print-date>
    <meta:document-statistic meta:table-count="0" meta:image-count="0" meta:object-count="0" meta:page-count="2" meta:paragraph-count="24" meta:word-count="551" meta:character-count="2929" meta:non-whitespace-character-count="2405"/>
  </office:meta>
</office:document-meta>
</file>